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-Roman~42" svg:font-family="Times-Roman~42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5625in" style:rel-column-width="5671*"/>
    </style:style>
    <style:style style:name="Table1.B" style:family="table-column">
      <style:table-column-properties style:column-width="2.0625in" style:rel-column-width="20794*"/>
    </style:style>
    <style:style style:name="Table1.C" style:family="table-column">
      <style:table-column-properties style:column-width="2.25in" style:rel-column-width="22685*"/>
    </style:style>
    <style:style style:name="Table1.D" style:family="table-column">
      <style:table-column-properties style:column-width="1.625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2993in" style:rel-column-width="1871*"/>
    </style:style>
    <style:style style:name="Table2.B" style:family="table-column">
      <style:table-column-properties style:column-width="2.1382in" style:rel-column-width="3079*"/>
    </style:style>
    <style:style style:name="Table2.C" style:family="table-column">
      <style:table-column-properties style:column-width="1.1875in" style:rel-column-width="1710*"/>
    </style:style>
    <style:style style:name="Table2.E" style:family="table-column">
      <style:table-column-properties style:column-width="0.6875in" style:rel-column-width="9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fo:font-weight="normal" officeooo:rsid="000b50af" officeooo:paragraph-rsid="000b50af" style:font-name-asian="Times New Roman2" style:font-size-asian="12pt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margin-top="0.1945in" fo:margin-bottom="0in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72bd0"/>
    </style:style>
    <style:style style:name="P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e0d47"/>
    </style:style>
    <style:style style:name="P5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126f1f"/>
    </style:style>
    <style:style style:name="P6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 style:font-weight-complex="bold"/>
    </style:style>
    <style:style style:name="P8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rsid="00053b56" officeooo:paragraph-rsid="00053b56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rsid="00053b56" officeooo:paragraph-rsid="000ca464" style:font-name-asian="Times New Roman2" style:font-size-asian="12pt" style:font-name-complex="Times New Roman2" style:font-size-complex="12pt"/>
    </style:style>
    <style:style style:name="P10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officeooo:rsid="000b50af" officeooo:paragraph-rsid="000b50af" style:font-name-asian="Times New Roman2" style:font-size-asian="12pt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13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053b56" officeooo:paragraph-rsid="00053b56" style:font-name-asian="Times New Roman2" style:font-size-asian="12pt" style:font-weight-asian="normal" style:font-name-complex="Times New Roman2" style:font-size-complex="12pt" style:font-weight-complex="normal"/>
    </style:style>
    <style:style style:name="P1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0b50af" officeooo:paragraph-rsid="000b50af" style:font-name-asian="Times New Roman2" style:font-size-asian="12pt" style:font-weight-asian="normal" style:font-name-complex="Times New Roman2" style:font-size-complex="12pt" style:font-weight-complex="normal"/>
    </style:style>
    <style:style style:name="P15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fo:font-weight="normal" officeooo:rsid="000555a3" officeooo:paragraph-rsid="000555a3" style:font-weight-asian="normal" style:font-weight-complex="normal"/>
    </style:style>
    <style:style style:name="P16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fo:font-weight="normal" officeooo:rsid="0006f8e0" officeooo:paragraph-rsid="0006f8e0" style:font-weight-asian="normal" style:font-weight-complex="normal"/>
    </style:style>
    <style:style style:name="P1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rsid="000b50af" officeooo:paragraph-rsid="00126f1f"/>
    </style:style>
    <style:style style:name="P18" style:family="paragraph" style:parent-style-name="Standard">
      <style:paragraph-properties fo:margin-top="0.1945in" fo:margin-bottom="0in" style:contextual-spacing="false" fo:line-height="100%" fo:text-align="justify" style:justify-single-word="false" fo:break-before="page"/>
      <style:text-properties style:font-name="Times New Roman" fo:font-size="12pt" fo:font-weight="bold" officeooo:rsid="000b50af" officeooo:paragraph-rsid="000b50af" style:font-name-asian="Times New Roman2" style:font-size-asian="12pt" style:font-weight-asian="bold" style:font-name-complex="Times New Roman2" style:font-size-complex="12pt" style:font-weight-complex="bold"/>
    </style:style>
    <style:style style:name="P19" style:family="paragraph" style:parent-style-name="Table_20_Contents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0" style:family="paragraph" style:parent-style-name="Table_20_Contents">
      <style:text-properties style:font-name="Times New Roman" fo:font-size="12pt" officeooo:rsid="000e0d47" officeooo:paragraph-rsid="000e0d47" style:font-name-asian="Times New Roman2" style:font-size-asian="12pt" style:font-name-complex="Times New Roman2" style:font-size-complex="12pt"/>
    </style:style>
    <style:style style:name="P21" style:family="paragraph" style:parent-style-name="Table_20_Contents">
      <style:text-properties style:font-name="Times New Roman" fo:font-size="12pt" fo:font-weight="bold" officeooo:rsid="0006f8e0" officeooo:paragraph-rsid="0006f8e0" style:font-name-asian="Times New Roman2" style:font-size-asian="12pt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break-before="pag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3" style:family="paragraph" style:parent-style-name="Heading_20_1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4" style:family="paragraph" style:parent-style-name="Heading_20_1">
      <style:text-properties style:font-name="Times New Roman" fo:font-size="12pt" fo:font-weight="bold" officeooo:rsid="000b50af" officeooo:paragraph-rsid="000b50af" style:font-name-asian="Times New Roman2" style:font-size-asian="12pt" style:font-weight-asian="bold" style:font-name-complex="Times New Roman2" style:font-size-complex="12pt" style:font-weight-complex="bold"/>
    </style:style>
    <style:style style:name="P25" style:family="paragraph" style:parent-style-name="Heading_20_1">
      <style:text-properties style:font-name="Times New Roman" fo:font-size="12pt" fo:font-weight="bold" officeooo:rsid="0010f096" officeooo:paragraph-rsid="0010f096" style:font-name-asian="Times New Roman2" style:font-size-asian="12pt" style:font-weight-asian="bold" style:font-name-complex="Times New Roman2" style:font-size-complex="12pt" style:font-weight-complex="bold"/>
    </style:style>
    <style:style style:name="P26" style:family="paragraph" style:parent-style-name="Standard" style:master-page-name="Standard">
      <style:paragraph-properties fo:margin-top="0.1945in" fo:margin-bottom="0in" style:contextual-spacing="false" fo:line-height="100%" fo:text-align="justify" style:justify-single-word="false" style:page-number="auto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2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officeooo:paragraph-rsid="00126f1f" style:font-name-asian="Times New Roman2" style:font-size-asian="12pt" style:font-weight-asian="bold" style:font-name-complex="Times New Roman2" style:font-size-complex="12pt"/>
    </style:style>
    <style:style style:name="P28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9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officeooo:rsid="0013ca53" officeooo:paragraph-rsid="0013ca53" style:font-name-asian="Times New Roman2" style:font-size-asian="12pt" style:font-weight-asian="bold" style:font-name-complex="Times New Roman2" style:font-size-complex="12pt" style:font-weight-complex="bold"/>
    </style:style>
    <style:style style:name="P30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officeooo:rsid="001a41b7" officeooo:paragraph-rsid="001a41b7" style:font-name-asian="Times New Roman2" style:font-size-asian="12pt" style:font-weight-asian="bold" style:font-name-complex="Times New Roman2" style:font-size-complex="12pt" style:font-weight-complex="bold"/>
    </style:style>
    <style:style style:name="P31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officeooo:rsid="00151b51" officeooo:paragraph-rsid="00151b51" style:font-name-asian="Times New Roman2" style:font-size-asian="12pt" style:font-weight-asian="bold" style:font-name-complex="Times New Roman2" style:font-size-complex="12pt"/>
    </style:style>
    <style:style style:name="P32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 style:list-style-name="WWNum1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paragraph-rsid="0013ca53" style:font-name-asian="Times New Roman2" style:font-size-asian="12pt" style:font-name-complex="Times New Roman2" style:font-size-complex="12pt"/>
    </style:style>
    <style:style style:name="P35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rsid="0013ca53" officeooo:paragraph-rsid="0013ca53" style:font-name-asian="Times New Roman2" style:font-size-asian="12pt" style:font-name-complex="Times New Roman2" style:font-size-complex="12pt"/>
    </style:style>
    <style:style style:name="P36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13ca53" officeooo:paragraph-rsid="0019059e" style:font-name-asian="Times New Roman2" style:font-size-asian="12pt" style:font-weight-asian="normal" style:font-name-complex="Times New Roman2" style:font-size-complex="12pt" style:font-weight-complex="normal"/>
    </style:style>
    <style:style style:name="P3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151b51" officeooo:paragraph-rsid="00151b51" style:font-name-asian="Times New Roman2" style:font-size-asian="12pt" style:font-weight-asian="normal" style:font-name-complex="Times New Roman2" style:font-size-complex="12pt" style:font-weight-complex="normal"/>
    </style:style>
    <style:style style:name="P38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1a41b7" officeooo:paragraph-rsid="001afc0c" style:font-name-asian="Times New Roman2" style:font-size-asian="12pt" style:font-weight-asian="normal" style:font-name-complex="Times New Roman2" style:font-size-complex="12pt" style:font-weight-complex="normal"/>
    </style:style>
    <style:style style:name="P39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1c60bf" officeooo:paragraph-rsid="001c60bf" style:font-name-asian="Times New Roman2" style:font-size-asian="12pt" style:font-weight-asian="normal" style:font-name-complex="Times New Roman2" style:font-size-complex="12pt" style:font-weight-complex="normal"/>
    </style:style>
    <style:style style:name="P40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1d6c7d" officeooo:paragraph-rsid="001d6c7d" style:font-name-asian="Times New Roman2" style:font-size-asian="12pt" style:font-weight-asian="normal" style:font-name-complex="Times New Roman2" style:font-size-complex="12pt" style:font-weight-complex="normal"/>
    </style:style>
    <style:style style:name="P41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13ca53"/>
    </style:style>
    <style:style style:name="P42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16ea21"/>
    </style:style>
    <style:style style:name="P43" style:family="paragraph" style:parent-style-name="Standard" style:list-style-name="L1">
      <style:paragraph-properties fo:margin-top="0.1945in" fo:margin-bottom="0in" style:contextual-spacing="false" fo:line-height="100%" fo:text-align="justify" style:justify-single-word="false"/>
      <style:text-properties officeooo:paragraph-rsid="001a41b7"/>
    </style:style>
    <style:style style:name="P4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1afc0c"/>
    </style:style>
    <style:style style:name="P45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53b56"/>
    </style:style>
    <style:style style:name="P46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rsid="001afc0c" officeooo:paragraph-rsid="001afc0c"/>
    </style:style>
    <style:style style:name="P4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rsid="001c60bf" officeooo:paragraph-rsid="001c60bf"/>
    </style:style>
    <style:style style:name="P48" style:family="paragraph" style:parent-style-name="Standard">
      <style:paragraph-properties fo:text-align="justify" style:justify-single-word="false"/>
      <style:text-properties officeooo:rsid="0013ca53" officeooo:paragraph-rsid="0013ca53"/>
    </style:style>
    <style:style style:name="P49" style:family="paragraph" style:parent-style-name="Standard" style:list-style-name="WWNum1">
      <style:paragraph-properties fo:margin-top="0.1945in" fo:margin-bottom="0.1945in" style:contextual-spacing="false" fo:line-height="100%" fo:text-align="justify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50" style:family="paragraph" style:parent-style-name="Standard" style:master-page-name="">
      <style:paragraph-properties fo:margin-left="0.1866in" fo:margin-right="0in" fo:margin-top="0in" fo:margin-bottom="0in" style:contextual-spacing="false" fo:line-height="100%" fo:text-align="justify" style:justify-single-word="false" fo:orphans="2" fo:widows="2" fo:text-indent="-0.1866in" style:auto-text-indent="false" style:page-number="auto" style:writing-mode="lr-tb"/>
      <style:text-properties style:font-name="Times New Roman" fo:font-size="12pt" fo:font-weight="normal" officeooo:rsid="001afc0c" officeooo:paragraph-rsid="001a41b7" style:font-name-asian="Times New Roman2" style:font-size-asian="12pt" style:font-weight-asian="normal" style:font-name-complex="Times New Roman2" style:font-size-complex="12pt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rsid="001afc0c" officeooo:paragraph-rsid="001c60bf"/>
    </style:style>
    <style:style style:name="P5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rsid="001afc0c" officeooo:paragraph-rsid="001afc0c"/>
    </style:style>
    <style:style style:name="P5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font-weight="normal" officeooo:rsid="001afc0c" officeooo:paragraph-rsid="001afc0c" style:font-name-asian="Times New Roman2" style:font-size-asian="12pt" style:font-weight-asian="normal" style:font-name-complex="Times New Roman2" style:font-size-complex="12pt" style:font-weight-complex="normal"/>
    </style:style>
    <style:style style:name="P54" style:family="paragraph" style:parent-style-name="Standard" style:master-page-name="">
      <style:paragraph-properties fo:margin-left="0.3752in" fo:margin-right="0in" fo:margin-top="0in" fo:margin-bottom="0in" style:contextual-spacing="false" fo:line-height="100%" fo:text-align="justify" style:justify-single-word="false" fo:orphans="2" fo:widows="2" fo:text-indent="-0.3752in" style:auto-text-indent="false" style:page-number="auto" style:writing-mode="lr-tb">
        <style:tab-stops>
          <style:tab-stop style:position="0.3752in"/>
        </style:tab-stops>
      </style:paragraph-properties>
      <style:text-properties style:font-name="Times New Roman" fo:font-size="12pt" officeooo:rsid="00053b56" officeooo:paragraph-rsid="001e4635" style:font-name-asian="Times New Roman2" style:font-size-asian="12pt" style:font-name-complex="Times New Roman2" style:font-size-complex="12pt"/>
    </style:style>
    <style:style style:name="P55" style:family="paragraph" style:parent-style-name="Standard">
      <style:paragraph-properties fo:margin-left="0.3752in" fo:margin-right="0in" fo:margin-top="0in" fo:margin-bottom="0in" style:contextual-spacing="false" fo:line-height="100%" fo:text-align="justify" style:justify-single-word="false" fo:orphans="2" fo:widows="2" fo:text-indent="-0.3752in" style:auto-text-indent="false" style:writing-mode="lr-tb">
        <style:tab-stops>
          <style:tab-stop style:position="0.3752in"/>
        </style:tab-stops>
      </style:paragraph-properties>
      <style:text-properties style:font-name="Times New Roman" fo:font-size="12pt" officeooo:rsid="00053b56" officeooo:paragraph-rsid="001e4635" style:font-name-asian="Times New Roman2" style:font-size-asian="12pt" style:font-name-complex="Times New Roman2" style:font-size-complex="12pt"/>
    </style:style>
    <style:style style:name="P56" style:family="paragraph" style:parent-style-name="Table_20_Contents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57" style:family="paragraph" style:parent-style-name="Table_20_Contents">
      <style:text-properties style:font-name="Times New Roman" fo:font-size="12pt" officeooo:paragraph-rsid="0017d2dc" style:font-name-asian="Times New Roman2" style:font-size-asian="12pt" style:font-name-complex="Times New Roman2" style:font-size-complex="12pt"/>
    </style:style>
    <style:style style:name="P58" style:family="paragraph" style:parent-style-name="Table_20_Contents">
      <style:text-properties style:font-name="Times New Roman" fo:font-size="12pt" officeooo:rsid="0017d2dc" officeooo:paragraph-rsid="0019059e" style:font-name-asian="Times New Roman2" style:font-size-asian="12pt" style:font-name-complex="Times New Roman2" style:font-size-complex="12pt"/>
    </style:style>
    <style:style style:name="P59" style:family="paragraph" style:parent-style-name="Table_20_Contents">
      <style:text-properties style:font-name="Times New Roman" fo:font-size="12pt" officeooo:rsid="0019059e" officeooo:paragraph-rsid="0019059e" style:font-name-asian="Times New Roman2" style:font-size-asian="12pt" style:font-name-complex="Times New Roman2" style:font-size-complex="12pt"/>
    </style:style>
    <style:style style:name="P60" style:family="paragraph" style:parent-style-name="Table_20_Contents">
      <style:text-properties style:font-name="Times New Roman" fo:font-size="12pt" officeooo:rsid="001a41b7" officeooo:paragraph-rsid="001a41b7" style:font-name-asian="Times New Roman2" style:font-size-asian="12pt" style:font-name-complex="Times New Roman2" style:font-size-complex="12pt"/>
    </style:style>
    <style:style style:name="P61" style:family="paragraph" style:parent-style-name="Table_20_Contents">
      <style:text-properties style:font-name="Times New Roman" fo:font-size="12pt" officeooo:rsid="001eb972" officeooo:paragraph-rsid="001eb972" style:font-name-asian="Times New Roman2" style:font-size-asian="12pt" style:font-name-complex="Times New Roman2" style:font-size-complex="12pt"/>
    </style:style>
    <style:style style:name="P62" style:family="paragraph" style:parent-style-name="Table_20_Contents">
      <style:text-properties style:font-name="Times New Roman" fo:font-size="12pt" officeooo:rsid="001eb972" officeooo:paragraph-rsid="0020992b" style:font-name-asian="Times New Roman2" style:font-size-asian="12pt" style:font-name-complex="Times New Roman2" style:font-size-complex="12pt"/>
    </style:style>
    <style:style style:name="P63" style:family="paragraph" style:parent-style-name="Table_20_Contents">
      <style:text-properties style:font-name="Times New Roman" fo:font-size="12pt" officeooo:rsid="0020992b" officeooo:paragraph-rsid="0020992b" style:font-name-asian="Times New Roman2" style:font-size-asian="12pt" style:font-name-complex="Times New Roman2" style:font-size-complex="12pt"/>
    </style:style>
    <style:style style:name="P64" style:family="paragraph" style:parent-style-name="Table_20_Contents">
      <style:text-properties style:font-name="Times New Roman" fo:font-size="12pt" fo:font-weight="bold" officeooo:rsid="0017d2dc" officeooo:paragraph-rsid="0017d2dc" style:font-name-asian="Times New Roman2" style:font-size-asian="12pt" style:font-weight-asian="bold" style:font-name-complex="Times New Roman2" style:font-size-complex="12pt" style:font-weight-complex="bold"/>
    </style:style>
    <style:style style:name="P65" style:family="paragraph" style:parent-style-name="Table_20_Contents">
      <style:text-properties style:font-name="Times New Roman" fo:font-size="12pt" fo:font-weight="bold" officeooo:rsid="0019059e" officeooo:paragraph-rsid="0019059e" style:font-name-asian="Times New Roman2" style:font-size-asian="12pt" style:font-weight-asian="bold" style:font-name-complex="Times New Roman2" style:font-size-complex="12pt" style:font-weight-complex="bold"/>
    </style:style>
    <style:style style:name="P66" style:family="paragraph" style:parent-style-name="Table_20_Contents">
      <style:text-properties style:font-name="Times New Roman" fo:font-size="12pt" fo:font-style="italic" fo:font-weight="bold" officeooo:rsid="0019059e" officeooo:paragraph-rsid="0019059e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" style:family="text">
      <style:text-properties style:font-name="Times New Roman" fo:font-size="12pt" fo:font-weight="bold" officeooo:rsid="00053b56" style:font-name-asian="Times New Roman2" style:font-size-asian="12pt" style:font-weight-asian="bold" style:font-name-complex="Times New Roman2" style:font-size-complex="12pt" style:font-weight-complex="bold"/>
    </style:style>
    <style:style style:name="T3" style:family="text">
      <style:text-properties style:font-name="Times New Roman" fo:font-size="12pt" fo:font-weight="bold" officeooo:rsid="001c60bf" style:font-name-asian="Times New Roman2" style:font-size-asian="12pt" style:font-weight-asian="bold" style:font-name-complex="Times New Roman2" style:font-size-complex="12pt" style:font-weight-complex="bold"/>
    </style:style>
    <style:style style:name="T4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5" style:family="text">
      <style:text-properties style:font-name="Times New Roman" fo:font-size="12pt" style:font-name-asian="Times New Roman2" style:font-size-asian="12pt" style:font-name-complex="Times New Roman2" style:font-size-complex="12pt" style:font-weight-complex="bold"/>
    </style:style>
    <style:style style:name="T6" style:family="text">
      <style:text-properties style:font-name="Times New Roman" fo:font-size="12pt" officeooo:rsid="00053b56" style:font-name-asian="Times New Roman2" style:font-size-asian="12pt" style:font-name-complex="Times New Roman2" style:font-size-complex="12pt" style:font-weight-complex="bold"/>
    </style:style>
    <style:style style:name="T7" style:family="text">
      <style:text-properties style:font-name="Times New Roman" fo:font-size="12pt" officeooo:rsid="00072bd0" style:font-name-asian="Times New Roman2" style:font-size-asian="12pt" style:font-name-complex="Times New Roman2" style:font-size-complex="12pt" style:font-weight-complex="bold"/>
    </style:style>
    <style:style style:name="T8" style:family="text">
      <style:text-properties style:font-name="Times New Roman" fo:font-size="12pt" officeooo:rsid="000ca464" style:font-name-asian="Times New Roman2" style:font-size-asian="12pt" style:font-name-complex="Times New Roman2" style:font-size-complex="12pt" style:font-weight-complex="bold"/>
    </style:style>
    <style:style style:name="T9" style:family="text">
      <style:text-properties style:font-name="Times New Roman" fo:font-size="12pt" officeooo:rsid="000e0d47" style:font-name-asian="Times New Roman2" style:font-size-asian="12pt" style:font-name-complex="Times New Roman2" style:font-size-complex="12pt" style:font-weight-complex="bold"/>
    </style:style>
    <style:style style:name="T10" style:family="text">
      <style:text-properties style:font-name="Times New Roman" fo:font-size="12pt" officeooo:rsid="0006f8e0" style:font-name-asian="Times New Roman2" style:font-size-asian="12pt" style:font-name-complex="Times New Roman2" style:font-size-complex="12pt"/>
    </style:style>
    <style:style style:name="T11" style:family="text">
      <style:text-properties style:font-name="Times New Roman" fo:font-size="12pt" officeooo:rsid="00072bd0" style:font-name-asian="Times New Roman2" style:font-size-asian="12pt" style:font-name-complex="Times New Roman2" style:font-size-complex="12pt"/>
    </style:style>
    <style:style style:name="T12" style:family="text"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" fo:font-size="12pt" fo:font-weight="normal" officeooo:rsid="0006f8e0" style:font-name-asian="Times New Roman2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" fo:font-size="12pt" fo:font-weight="normal" officeooo:rsid="00072bd0" style:font-name-asian="Times New Roman2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" fo:font-size="12pt" fo:font-weight="normal" officeooo:rsid="000a2ad0" style:font-name-asian="Times New Roman2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" fo:font-size="12pt" fo:font-weight="normal" officeooo:rsid="000b50af" style:font-name-asian="Times New Roman2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="Times New Roman" fo:font-size="12pt" fo:font-weight="normal" officeooo:rsid="00126f1f" style:font-name-asian="Times New Roman2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" fo:font-size="12pt" fo:font-weight="normal" officeooo:rsid="00151b51" style:font-name-asian="Times New Roman2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" fo:font-size="12pt" fo:font-weight="normal" officeooo:rsid="001a41b7" style:font-name-asian="Times New Roman2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" fo:font-size="12pt" fo:font-weight="normal" officeooo:rsid="001afc0c" style:font-name-asian="Times New Roman2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" fo:font-size="12pt" fo:font-weight="normal" officeooo:rsid="001c60bf" style:font-name-asian="Times New Roman2" style:font-size-asian="12pt" style:font-weight-asian="normal" style:font-name-complex="Times New Roman2" style:font-size-complex="12pt" style:font-weight-complex="normal"/>
    </style:style>
    <style:style style:name="T22" style:family="text">
      <style:text-properties officeooo:rsid="000555a3"/>
    </style:style>
    <style:style style:name="T23" style:family="text">
      <style:text-properties officeooo:rsid="0006f8e0"/>
    </style:style>
    <style:style style:name="T24" style:family="text">
      <style:text-properties officeooo:rsid="000ca464"/>
    </style:style>
    <style:style style:name="T25" style:family="text">
      <style:text-properties officeooo:rsid="0013ca53"/>
    </style:style>
    <style:style style:name="T26" style:family="text">
      <style:text-properties fo:font-style="italic"/>
    </style:style>
    <style:style style:name="T27" style:family="text">
      <style:text-properties fo:font-weight="normal" officeooo:rsid="00151b51" style:font-weight-asian="normal" style:font-weight-complex="normal"/>
    </style:style>
    <style:style style:name="T28" style:family="text">
      <style:text-properties style:font-name="Times-Roman~42" fo:font-size="11pt" style:font-size-asian="11pt"/>
    </style:style>
    <style:style style:name="T29" style:family="text">
      <style:text-properties officeooo:rsid="0016f7c6"/>
    </style:style>
    <style:style style:name="T30" style:family="text">
      <style:text-properties officeooo:rsid="0019059e"/>
    </style:style>
    <style:style style:name="T31" style:family="text">
      <style:text-properties officeooo:rsid="001a41b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1e46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Laporan Kemajuan 2</text:p>
      <text:p text:style-name="P6"/>
      <text:p text:style-name="P6"/>
      <text:p text:style-name="P11"/>
      <text:p text:style-name="P22">Daftar Isi</text:p>
      <text:p text:style-name="P1">dfddg</text:p>
      <text:p text:style-name="P24"/>
      <text:p text:style-name="P18"/>
      <text:p text:style-name="P25">Target Keseluruhan</text:p>
      <text:p text:style-name="P25"/>
      <text:p text:style-name="P25">Capaian pada Seminar Kemajuan 1</text:p>
      <text:p text:style-name="P25"/>
      <text:p text:style-name="P23">Textual Entailment</text:p>
      <text:p text:style-name="Heading_20_1"><text:span text:style-name="T5">Recognizing textual entailment adalah task dalam pemrosesan teks untuk </text:span><text:span text:style-name="T6">mengenali </text:span><text:span text:style-name="T5">apakah </text:span><text:span text:style-name="T7">suatu </text:span><text:span text:style-name="T5">fragmen teks dapat diinferensi dari fragment teks yang lain </text:span><text:span text:style-name="T7">berdasarkan pengetahuan umum</text:span><text:span text:style-name="T5">. </text:span></text:p>
      <text:p text:style-name="P45"><text:span text:style-name="T5">Sebagai contoh </text:span><text:span text:style-name="T8">berikut adalah dua teks dengan hubungan</text:span><text:span text:style-name="T5"> </text:span><text:span text:style-name="T8">T1 entails T2</text:span><text:span text:style-name="T5">:</text:span></text:p>
      <text:p text:style-name="P45"><text:span text:style-name="T5"/></text:p>
      <text:p text:style-name="P54"><text:span text:style-name="T23">T1</text:span>: <text:tab/><text:span text:style-name="T33">Most of Grameen Bank's borrowers use the small loans to start businesses by, for instance, buying a cow to produce milk, or a rickshaw, or materials to make cloth or pottery.</text:span></text:p>
      <text:p text:style-name="P55"><text:span text:style-name="T23">T2</text:span>: <text:tab/><text:span text:style-name="T33">Grameen Bank's loans are used to buy a cow.</text:span></text:p>
      <text:p text:style-name="P9">Pada contoh diatas <text:span text:style-name="T24">walaupun T1 entails T2, tetapi tidak sebaliknya. </text:span><text:s/><text:span text:style-name="T24">Ini disebabkan entailment dapat bersifat satu arah. </text:span></text:p>
      <text:p text:style-name="P9">RTE <text:s/><text:span text:style-name="T22">dapat digunakan </text:span>dalam <text:span text:style-name="T22">aplikasi </text:span>pemrosesan bahasa <text:span text:style-name="T22">alami </text:span>seperti <text:span text:style-name="T22">information retrieval (IR), question and answering (QA), </text:span><text:s/>machine translation <text:span text:style-name="T23">dan perangkuman teks.</text:span></text:p>
      <text:p text:style-name="P8"/>
      <text:p text:style-name="P2"><text:span text:style-name="T1">Textual Entailment d</text:span><text:span text:style-name="T2">alam Pengukuran Kredibilitas</text:span></text:p>
      <text:p text:style-name="P14">asdfasdfasdf</text:p>
      <text:p text:style-name="P13"/>
      <text:p text:style-name="P11">Pendekatan pada pengenalan textual entailment</text:p>
      <text:p text:style-name="P7">Bag of words <text:s text:c="2"/>kelebihan pendekatan ini sederhana dan <text:s/>adalah <text:s/>kelemahan:</text:p>
      <text:p text:style-name="P7"/>
      <text:p text:style-name="P7">Contoh:</text:p>
      <text:p text:style-name="P4"><text:soft-page-break/><text:span text:style-name="T9">T: </text:span><text:span text:style-name="T5">Attack helicopters, Chinooks, armoured vehicles, cranes and a fire engine encircled the group.</text:span></text:p>
      <text:p text:style-name="P2"><text:span text:style-name="T9">H: </text:span><text:span text:style-name="T5">There was a Chinook attack.</text:span></text:p>
      <text:p text:style-name="P6"><text:bookmark text:name="_GoBack"/></text:p>
      <text:p text:style-name="P11"><text:span text:style-name="T25">Penelitian Terkait T</text:span>extual <text:span text:style-name="T25">E</text:span>ntailment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64">Penulis</text:p>
          </table:table-cell>
          <table:table-cell table:style-name="Table2.A1" office:value-type="string">
            <text:p text:style-name="P64">Teknik</text:p>
          </table:table-cell>
          <table:table-cell table:style-name="Table2.A1" office:value-type="string">
            <text:p text:style-name="P66">Machine Learning Model</text:p>
          </table:table-cell>
          <table:table-cell table:style-name="Table2.A1" office:value-type="string">
            <text:p text:style-name="P65">External Resources</text:p>
          </table:table-cell>
          <table:table-cell table:style-name="Table2.E1" office:value-type="string">
            <text:p text:style-name="P64">Akurasi</text:p>
          </table:table-cell>
        </table:table-row>
        <table:table-row>
          <table:table-cell table:style-name="Table2.A2" office:value-type="string">
            <text:p text:style-name="P36">Burchardt, 2007</text:p>
          </table:table-cell>
          <table:table-cell table:style-name="Table2.A2" office:value-type="string">
            <text:p text:style-name="P58">Analisis linguistik <text:span text:style-name="T30">(</text:span>LFG, Framenet). <text:span text:style-name="T30">LFG <text:s/>diproyeksikan ke framenet dalam bentuk graph. Kecocokan graph (node dan edge), disebut semantic overlap. </text:span><text:s/></text:p>
            <text:p text:style-name="P58"><text:s/></text:p>
          </table:table-cell>
          <table:table-cell table:style-name="Table2.A2" office:value-type="string">
            <text:p text:style-name="P59">Fitur: semantic overlap (total 47 fitur) </text:p>
          </table:table-cell>
          <table:table-cell table:style-name="Table2.A2" office:value-type="string">
            <text:p text:style-name="P59">Wordnet, SUMO</text:p>
          </table:table-cell>
          <table:table-cell table:style-name="Table2.E2" office:value-type="string">
            <text:p text:style-name="P57">0.6250</text:p>
          </table:table-cell>
        </table:table-row>
        <table:table-row>
          <table:table-cell table:style-name="Table2.A2" office:value-type="string">
            <text:p text:style-name="P36">Burchardt, 2007</text:p>
          </table:table-cell>
          <table:table-cell table:style-name="Table2.A2" office:value-type="string">
            <text:p text:style-name="P59">Word overlap <text:span text:style-name="T31">antara T dan H</text:span>. Kata yang digunakan <text:span text:style-name="T31">hanya kata benda, kata kerja <text:s/>dan kata sifat, kata keterangan.</text:span></text:p>
          </table:table-cell>
          <table:table-cell table:style-name="Table2.A2" office:value-type="string">
            <text:p text:style-name="P59">Satu fitur: word overlap. <text:span text:style-name="T31">Algoritma: J48</text:span></text:p>
          </table:table-cell>
          <table:table-cell table:style-name="Table2.A2" office:value-type="string">
            <text:p text:style-name="P19">-</text:p>
          </table:table-cell>
          <table:table-cell table:style-name="Table2.E2" office:value-type="string">
            <text:p text:style-name="P60">0.6262</text:p>
          </table:table-cell>
        </table:table-row>
        <table:table-row>
          <table:table-cell table:style-name="Table2.A2" office:value-type="string">
            <text:p text:style-name="P61">Bobrow, 2007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63">0.5112</text:p>
          </table:table-cell>
        </table:table-row>
        <table:table-row>
          <table:table-cell table:style-name="Table2.A2" office:value-type="string">
            <text:p text:style-name="P62">Bobrow, 2007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63">0.5150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57"/>
          </table:table-cell>
        </table:table-row>
      </table:table>
      <text:p text:style-name="P11"/>
      <text:p text:style-name="P11"/>
      <text:p text:style-name="P29">(Burchardt, 2007): <text:s/><text:span text:style-name="T29">Analisis linguistik (LFG, FrameNet), Eksternal Resources: Wordnet, SUMO, <text:s/>Akurasi</text:span> </text:p>
      <text:p text:style-name="P42"><text:span text:style-name="T18">Parsing teks dan hipotesis menjadi Lexical Functional Grammar (LFG), kemudian dipetakan ke <text:s/>frame semantic analysis, menggunakan kecocokan graph untuk melihat semantic overlaping antara text dan hipotesis. <text:s/>Komponen utama frame semantic adalah frame dan roles. Frame berisi suatu situasi dan role adalah elemen peserta dalam situasi tersebut. Frame menyediakan </text:span><text:soft-page-break/><text:span text:style-name="T18">normalisasi untuk berbagai variasi. Sebagai contoh “buy”, “sell” dan “purchase” berada dalam frame yang sama. </text:span></text:p>
      <text:p text:style-name="P34"><text:span text:style-name="T27"/></text:p>
      <text:p text:style-name="P35">Asfd</text:p>
      <text:p text:style-name="P35"/>
      <text:p text:style-name="P41"><text:span text:style-name="T28"/></text:p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Negasi:</text:p>
      <text:p text:style-name="P6">Democrat members had strong small business voting records.</text:p>
      <text:p text:style-name="P6"/>
      <text:p text:style-name="P6">Democrat members</text:p>
      <text:p text:style-name="P6">small business voting records</text:p>
      <text:p text:style-name="P6">had</text:p>
      <text:p text:style-name="P6"/>
      <text:p text:style-name="P6"><text:soft-page-break/>Democrat members of the Ways and Means Committee, where tax bills are written and advanced, do not have strong small business voting records.</text:p>
      <text:p text:style-name="P6"/>
      <text:p text:style-name="P11">Dataset</text:p>
      <text:p text:style-name="P15"><text:span text:style-name="T4">Dataset untuk eksperimen, diambil dari RTE Challange ke-3 </text:span><text:span text:style-name="T11">(RTE3)</text:span><text:span text:style-name="T4">. Tujuan dari RTE</text:span><text:span text:style-name="T11">3 </text:span><text:span text:style-name="T4">adalah menyediakan dataset yang dapat dijadikan benchmark untuk task </text:span><text:span text:style-name="T10">pengenalan text entailment</text:span><text:span text:style-name="T4">. <text:s text:c="2"/></text:span><text:span text:style-name="T10">Dalam tantangan ini, disediakan pasangan H <text:s/>dan T, dan peserta diminta untuk memprediksi apakah H dapat diturunkan dari T atau T entails H. </text:span></text:p>
      <text:p text:style-name="P16"><text:span text:style-name="T4">Dataset diambil dari ….. <text:s text:c="3"/>[jelaskan proses </text:span><text:span text:style-name="T11">perolehan dataset</text:span><text:span text:style-name="T4">]</text:span></text:p>
      <text:p text:style-name="P17"><text:span text:style-name="T14">D</text:span><text:span text:style-name="T12">ataset diambil web based system. Untuk menghindari masalah copyright, sebagian data diambil dari dataset kompetisi di bidang information retrieval, summarization. Sebagian lagi diambil dari Wikinews atau Wikipedia.</text:span></text:p>
      <text:p text:style-name="P17"><text:span text:style-name="T17">[perlu penjelasan tentang sumber </text:span><text:span text:style-name="T12"><text:s/></text:span><text:span text:style-name="T17">untuk setiap task?]</text:span></text:p>
      <text:p text:style-name="P16"><text:span text:style-name="T10">B</text:span><text:span text:style-name="T4">erikut adalah beberapa contoh dari pasangan T-H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Task</text:p>
          </table:table-cell>
          <table:table-cell table:style-name="Table1.A1" office:value-type="string">
            <text:p text:style-name="P21">Text </text:p>
          </table:table-cell>
          <table:table-cell table:style-name="Table1.A1" office:value-type="string">
            <text:p text:style-name="P21">Hypothesis </text:p>
          </table:table-cell>
          <table:table-cell table:style-name="Table1.D1" office:value-type="string">
            <text:p text:style-name="P21">Text Entailment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0">[tbd contoh]</text:p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</table:table>
      <text:p text:style-name="P6"/>
      <text:p text:style-name="P3"><text:span text:style-name="T13">J</text:span><text:span text:style-name="T14">umlah instance pada RTE3 adalah 1600 pasangan </text:span><text:span text:style-name="T16">T</text:span><text:span text:style-name="T14">-</text:span><text:span text:style-name="T16">H</text:span><text:span text:style-name="T14">, yang terdiri atas 800 pasang untuk </text:span><text:span text:style-name="T17">pengembangan</text:span><text:span text:style-name="T14"> </text:span><text:span text:style-name="T17">atau pelatihan</text:span><text:span text:style-name="T14"> dan 800 pasang untuk test. Setiap 800 pasangan tersebut, terdiri atas 400 pasang <text:s text:c="2"/></text:span><text:span text:style-name="T16">contoh </text:span><text:span text:style-name="T14">entails </text:span><text:span text:style-name="T15">positif (t entails h) <text:s/></text:span><text:span text:style-name="T14">dan 400 pasang entails </text:span><text:span text:style-name="T15">negatif</text:span><text:span text:style-name="T14"> <text:s/></text:span><text:span text:style-name="T15">(t not entails h)</text:span><text:span text:style-name="T14">. <text:s/></text:span><text:span text:style-name="T17">Ukuran evaluasi adalah akurasi dari dataset test.</text:span></text:p>
      <text:p text:style-name="P5"/>
      <text:p text:style-name="P27">Eksperimen</text:p>
      <text:p text:style-name="P12"/>
      <text:p text:style-name="P10">Arsitektur Sistem</text:p>
      <text:p text:style-name="P6">Preproses</text:p>
      <text:list xml:id="list826984601630576821" text:style-name="WWNum1">
        <text:list-item>
          <text:p text:style-name="P33">part of speech </text:p>
        </text:list-item>
        <text:list-item>
          <text:p text:style-name="P33"><text:soft-page-break/>dependency tree (belum digunakan)</text:p>
        </text:list-item>
        <text:list-item>
          <text:p text:style-name="P49"/>
        </text:list-item>
      </text:list>
      <text:p text:style-name="P31">Analisis Hasil</text:p>
      <text:p text:style-name="P31">Subject-Verb-Object</text:p>
      <text:p text:style-name="P37">Eksperimen</text:p>
      <text:p text:style-name="P37"/>
      <text:p text:style-name="P30"/>
      <text:p text:style-name="P30">Permasalahan</text:p>
      <text:p text:style-name="P44"><text:span text:style-name="T20">Jumlah data yang sedikit (800 pasang), mempersulit machine <text:s/>learning sulit untuk mendapatkan </text:span></text:p>
      <text:p text:style-name="P44"><text:span text:style-name="T19">Entailment positif biasanya terjadi saat kata-kata di H ada di dalam T, sebagai contoh:</text:span></text:p>
      <text:p text:style-name="P44"><text:span text:style-name="T19"/></text:p>
      <text:p text:style-name="P50">T: The soldier, <text:span text:style-name="T32">James Barker</text:span>, one of four American soldiers<text:span text:style-name="T32"> accused of raping the Iraqi girl and killing her family</text:span> in the March 2006 incident, pleaded guilty on Wednesday to rape and murder in Fort Campbell, Kentucky</text:p>
      <text:p text:style-name="P53">H: James Barker is accused of raping an Iraqi girl and killing her family.</text:p>
      <text:p text:style-name="P46"><text:span text:style-name="T19">Tetapi </text:span><text:span text:style-name="T12">penggunaan kata yang berbeda atau tambahan sedikit kata dapat menyebabkan tidak terjadi entailment</text:span><text:span text:style-name="T19">, sebagai co</text:span><text:span text:style-name="T12">ntoh</text:span></text:p>
      <text:p text:style-name="P46"><text:span text:style-name="T12"/></text:p>
      <text:p text:style-name="P51"><text:span text:style-name="T12">T: </text:span><text:span text:style-name="T21">There was a Chinook </text:span><text:span text:style-name="T3">attack</text:span><text:span text:style-name="T21">.</text:span></text:p>
      <text:p text:style-name="P52"><text:span text:style-name="T12">H: Attack helicopters, Chinooks, armoured vehicles, cranes and a fire engine </text:span><text:span text:style-name="T1">encircled</text:span><text:span text:style-name="T12"> the group</text:span></text:p>
      <text:p text:style-name="P47"><text:span text:style-name="T12">atau</text:span></text:p>
      <text:p text:style-name="P47"><text:span text:style-name="T12"/></text:p>
      <text:p text:style-name="P46"><text:span text:style-name="T12">Permasalah coreference, sebagai contoh:</text:span></text:p>
      <text:p text:style-name="P38">T: Mr Calderon is able to create a mass civil disobedience movement.</text:p>
      <text:p text:style-name="P38">H: Although he has enough of a support base to be able to create a mass civil disobedience movement, some analysts think that his campaign will be, at best, a thorn in Mr Calderon's sid</text:p>
      <text:p text:style-name="P39">Permasalahan common knowledge, sebagai contoh:</text:p>
      <text:p text:style-name="P39"><text:soft-page-break/>T: The Senate is the least productive</text:p>
      <text:p text:style-name="P40">H: Forty-five percent of the bills examined were bipartisan, and 85 percent of the reviewed bills had Republican lead sponsors. 8221; Small business owners are disappointed by the <text:span text:style-name="T32">Republican</text:span> track record, particularly <text:span text:style-name="T32">the lack of productivity in the Senate</text:span></text:p>
      <text:p text:style-name="P40">Perlu ada common knowledge bahwa Senat terdiri atasu partai Republik dan Demokrat.</text:p>
      <text:list xml:id="list6830736370133442729" text:style-name="L1">
        <text:list-item>
          <text:p text:style-name="P43"><text:span text:style-name="T19"><text:s text:c="2"/></text:span></text:p>
        </text:list-item>
      </text:list>
      <text:p text:style-name="Heading_20_1"><text:span text:style-name="T32">Daftar Pustaka</text:span></text:p>
      <text:p text:style-name="P48">Burchardt, Aljoscha, et al. "A semantic approach to textual entailment: System evaluation and task analysis." <text:span text:style-name="T26">Proceedings of the ACL-PASCAL Workshop on Textual Entailment and Paraphrasing</text:span>. Association for Computational Linguistics, 2007.</text:p>
      <text:p text:style-name="P48">Bobrow, Daniel G., et al. "Precision-focused textual inference." <text:span text:style-name="T26">Proceedings of the ACL-PASCAL Workshop on Textual Entailment and Paraphrasing</text:span>. Association for Computational Linguistics, 2007.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-Roman~42" svg:font-family="Times-Roman~42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in" fo:margin-bottom="0.1in" style:contextual-spacing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4</meta:editing-cycles>
    <meta:creation-date>2014-12-13T05:51:00</meta:creation-date>
    <dc:date>2014-12-14T21:24:31.478000000</dc:date>
    <meta:editing-duration>PT5H46M37S</meta:editing-duration>
    <meta:generator>LibreOffice/4.2.6.3$Windows_x86 LibreOffice_project/3fd416d4c6db7d3204c17ce57a1d70f6e531ee21</meta:generator>
    <meta:document-statistic meta:table-count="2" meta:image-count="0" meta:object-count="0" meta:page-count="8" meta:paragraph-count="90" meta:word-count="822" meta:character-count="5658" meta:non-whitespace-character-count="48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